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oalineado"/>
      <text:h text:style-name="P1" text:outline-level="1">Telares del segle XIX: Evolució tecnològica, impacte en la indústria tèxtil i els canvis socials associats.</text:h>
      <text:p text:style-name="Text_20_body"/>
      <text:h text:style-name="P2" text:outline-level="2">Evolució tecnològica</text:h>
      <text:p text:style-name="Textoalineado">Al segle XIX, els telers van experimentar una gran evolució tecnològica que va transformar la producció tèxtil i va impulsar la Revolució Industrial. Aquesta evolució va anar acompanyada d’invents que van millorar la velocitat, la precisió i la qualitat de la producció de teixits, passant d’un procés artesanal a una producció industrialitzada. Aquí tens alguns dels moments i invents clau en aquesta evolució tecnològica:</text:p>
      <text:h text:style-name="Heading_20_3" text:outline-level="3">1. El teler manual i les primeres millores</text:h>
      <text:p text:style-name="Textoalineado">Abans del segle XIX, el teler manual era la tecnologia principal per teixir. Aquesta era una eina mecànica que requeria un esforç físic considerable i habilitat per part de l’operari. Tot i que era funcional, limitava la producció, ja que un sol teler manual no podia produir gran quantitat de teixit en poc temps.</text:p>
      <text:p text:style-name="Textoalineado">Amb la introducció de petites millores mecàniques a finals del segle XVIII, com el <text:span text:style-name="Strong_20_Emphasis">teler volador</text:span> o <text:span text:style-name="Strong_20_Emphasis">llançadora voladora</text:span> de John Kay (1733), la productivitat dels teixidors es va incrementar. Aquest mecanisme va permetre que la llançadora es mogués automàticament d'un costat a l'altre, fet que va duplicar la velocitat de producció.</text:p>
      <text:h text:style-name="Heading_20_3" text:outline-level="3">2. La introducció del teler mecànic</text:h>
      <text:p text:style-name="Textoalineado">Un dels avenços més importants del segle XIX va ser el <text:span text:style-name="Strong_20_Emphasis">teler mecànic</text:span> (o teler accionat per màquines), que va ser desenvolupat a partir de diverses versions primerenques. Richard Arkwright va jugar un paper clau amb la seva filadora d’aigua, i Samuel Crompton va millorar el procés amb la <text:span text:style-name="Strong_20_Emphasis">Mule Jenny</text:span>. Aquestes màquines es van utilitzar inicialment en la producció de fil, però els principis es van aplicar aviat als telers per a teixir.</text:p>
      <text:p text:style-name="Textoalineado">El <text:span text:style-name="Strong_20_Emphasis">teler mecànic de Cartwright</text:span> (1785), un precursor important, utilitzava l’energia d’una màquina de vapor per moure el teler, reduint considerablement la necessitat de força humana. La seva adopció, malgrat alguns problemes inicials, va augmentar la producció tèxtil a una escala sense precedents.</text:p>
      <text:p text:style-name="Textoalineado"/>
      <text:p text:style-name="Textoalineado"/>
      <text:p text:style-name="Textoalineado"/>
      <text:p text:style-name="Textoalineado"/>
      <text:h text:style-name="Heading_20_3" text:outline-level="3"><text:soft-page-break/>3. El teler de Jacquard</text:h>
      <text:p text:style-name="Textoalineado">L’invent de <text:span text:style-name="Strong_20_Emphasis">Joseph Marie Jacquard</text:span> al voltant del 1804 va marcar una revolució en el teixit de patrons complexos. El <text:span text:style-name="Strong_20_Emphasis">teler de Jacquard</text:span> usava targetes perforades per controlar el moviment dels fils de la trama i l'ordit, cosa que permetia la creació de dissenys detallats i repetitius de manera mecànica. Aquest sistema de targetes perforades es considera un precursor dels primers sistemes d'ordinadors, ja que va introduir la idea d'instruccions codificades per al funcionament de la màquina.</text:p>
      <text:h text:style-name="Heading_20_3" text:outline-level="3">4. La mecanització i la fabricació en sèrie</text:h>
      <text:p text:style-name="Textoalineado">Amb l'augment de la demanda de productes tèxtils i el creixement del comerç, les fàbriques de teixits es van expandir per Europa i Amèrica. L’ús de màquines de vapor per impulsar els telers va permetre crear fàbriques més grans amb una producció en cadena. La màquina de vapor de James Watt va contribuir a l’impuls d’aquesta producció a gran escala. Els telers automàtics, que requerien cada vegada menys intervenció humana, es van anar implementant i es va consolidar el model de fàbrica de producció massiva.</text:p>
      <text:h text:style-name="Heading_20_3" text:outline-level="3">5. Millores en la seguretat i eficiència</text:h>
      <text:p text:style-name="Textoalineado">Cap a finals del segle XIX, la tecnologia dels telers va continuar evolucionant per millorar la seguretat dels treballadors i l’eficiència energètica de les màquines. Això va incloure ajustos per reduir accidents i la implementació de millores com els sistemes d'embragatge per desconnectar el teler quan es produïen errors, evitant danys al teixit o al teler mateix.</text:p>
      <text:p text:style-name="Textoalineado">Impacte social i econòmic</text:p>
      <text:p text:style-name="Textoalineado">Els telers del segle XIX van provocar una gran transformació social, amb el sorgiment de noves classes de treballadors industrials i el desplaçament de teixidors artesanals. La producció massiva va reduir els costos de teixits com el cotó, convertint-los en materials assequibles per a una gran part de la població. Aquesta transformació va influir en l’economia, donant lloc al creixement de ciutats industrials i a la configuració de les noves economies de mercat.</text:p>
      <text:p text:style-name="Textoalineado">Conclusió</text:p>
      <text:p text:style-name="Textoalineado">Els telers del segle XIX van passar de ser eines manuals a màquines automàtiques sofisticades, amb una producció i complexitat que haurien estat inimaginables només unes dècades abans. Aquesta evolució tecnològica va establir les bases de la indústria tèxtil moderna i va tenir un impacte durador en la manera de produir i consumir productes tèxtils a nivell mundial.</text:p>
      <text:h text:style-name="P2" text:outline-level="2"><text:soft-page-break/>Impacte en la indústria tèxtil</text:h>
      <text:p text:style-name="Textoalineado">Els telers del segle XIX van tenir un impacte profund en la indústria tèxtil, revolucionant la producció i transformant tant l’economia com la societat. Aquesta evolució tecnològica va estar molt lligada a la Revolució Industrial i va donar lloc a canvis dràstics en l’estructura i escala de la producció tèxtil. A continuació es detallen els principals impactes:</text:p>
      <text:h text:style-name="Heading_20_3" text:outline-level="3">1. <text:span text:style-name="Strong_20_Emphasis">Augment de la Productivitat</text:span></text:h>
      <text:p text:style-name="Textoalineado">Amb l’aparició dels telers mecànics i el teler de Jacquard, la producció tèxtil es va accelerar enormement. El temps necessari per fabricar teixits es va reduir dràsticament, permetent produir grans quantitats en un temps molt més curt. Això va fer possible abastir un mercat cada cop més ampli, satisfent la demanda de teles assequibles per a la població en general.</text:p>
      <text:h text:style-name="Heading_20_3" text:outline-level="3">2. <text:span text:style-name="Strong_20_Emphasis">Desaparició Progressiva de la Producció Artesanal</text:span></text:h>
      <text:p text:style-name="Textoalineado">La introducció dels telers mecànics va reduir la necessitat de mà d'obra artesanal, desplaçant els teixidors artesans i concentrant la producció a les fàbriques. Aquest canvi va suposar la pèrdua de molts llocs de treball qualificats i va fer que la producció tèxtil passés a estar dominada per fàbriques industrials, especialment a ciutats com Manchester i Liverpool al Regne Unit, o Sabadell i Terrassa a Catalunya.</text:p>
      <text:h text:style-name="Heading_20_3" text:outline-level="3">3. <text:span text:style-name="Strong_20_Emphasis">Sorgiment de les Fàbriques de Teixits i l’Economia de Producció en Sèrie</text:span></text:h>
      <text:p text:style-name="Textoalineado">Els telers del segle XIX, accionats per màquines de vapor, van possibilitar la creació de grans fàbriques de teixits amb producció en sèrie, el que va ser determinant per a la consolidació del model fabril. Aquestes fàbriques van permetre produir teixits en quantitats massives i a menor cost, cosa que va baixar el preu de les teles al consumidor final i va democratitzar-ne l’ús.</text:p>
      <text:h text:style-name="Heading_20_3" text:outline-level="3">4. <text:span text:style-name="Strong_20_Emphasis">Impacte en les Condicions Laborals</text:span></text:h>
      <text:p text:style-name="Textoalineado">Tot i els avantatges per a la producció, la concentració de treballadors a les fàbriques va portar a condicions laborals dures i, sovint, a llargues jornades de treball en ambients insalubres. La producció tèxtil es va convertir en una de les primeres indústries on van sorgir moviments obrers, i amb el temps, la reivindicació de millors condicions laborals i salaris més justos va començar a prendre força, sobretot amb l’aparició de sindicats.</text:p>
      <text:h text:style-name="Heading_20_3" text:outline-level="3">5. <text:span text:style-name="Strong_20_Emphasis">Creixement de les Ciutats Industrials</text:span></text:h>
      <text:p text:style-name="Textoalineado">La indústria tèxtil es va convertir en el motor de moltes ciutats industrials, on es van establir grans fàbriques que atreien milers de treballadors de zones rurals. Aquests desplaçaments de població van contribuir al creixement urbà, creant barris obrers prop de les fàbriques i transformant l'estructura social i econòmica de les ciutats, un procés que es va donar <text:soft-page-break/>especialment a Anglaterra, França i parts d’Espanya.</text:p>
      <text:h text:style-name="Heading_20_3" text:outline-level="3">6. <text:span text:style-name="Strong_20_Emphasis">Millora de la Qualitat i Diversitat del Producte Final</text:span></text:h>
      <text:p text:style-name="Textoalineado">Amb els telers mecànics, especialment el teler de Jacquard, va ser possible produir teixits amb dissenys complexos i variats de manera automatitzada, cosa que va obrir un gran ventall de possibilitats creatives per a la moda i el disseny tèxtil. Aquests avenços van permetre l'accés a teixits decoratius, prèviament considerats de luxe, a sectors més amplis de la societat.</text:p>
      <text:h text:style-name="Heading_20_3" text:outline-level="3">7. <text:span text:style-name="Strong_20_Emphasis">Innovació i Competència Global</text:span></text:h>
      <text:p text:style-name="Textoalineado">La ràpida industrialització de la producció tèxtil va provocar una forta competència entre països industrialitzats, com Anglaterra, França i més tard els Estats Units, que lluitaven per dominar el mercat tèxtil. Aquesta competència va estimular la contínua innovació tecnològica, amb nous invents i millores per augmentar la productivitat i reduir costos.</text:p>
      <text:h text:style-name="Heading_20_3" text:outline-level="3">8. <text:span text:style-name="Strong_20_Emphasis">Impacte Econòmic Global i Comerç Internacional</text:span></text:h>
      <text:p text:style-name="Textoalineado">L’augment de la producció va permetre que el tèxtil es convertís en una de les principals indústries exportadores. Països com Anglaterra van exportar els seus productes tèxtils a colònies i altres mercats internacionals, establint relacions comercials globals que van ampliar l’abast de la indústria tèxtil. Això va impulsar el comerç mundial, però també va generar tensions amb regions productores de fibres naturals com el cotó, especialment als Estats Units.</text:p>
      <text:h text:style-name="Heading_20_3" text:outline-level="3">9. <text:span text:style-name="Strong_20_Emphasis">Precursor de la Mecanització en Altres Indústries</text:span></text:h>
      <text:p text:style-name="Textoalineado">L’èxit de la mecanització en la indústria tèxtil va inspirar altres sectors a adoptar la producció mecanitzada, impulsant així la Revolució Industrial en moltes altres àrees. Aquest efecte domino va estendre l’ús de màquines i la innovació tecnològica a sectors com el metall, l'alimentació, i la construcció.</text:p>
      <text:h text:style-name="Heading_20_3" text:outline-level="3">10. <text:span text:style-name="Strong_20_Emphasis">Impacte Mediambiental</text:span></text:h>
      <text:p text:style-name="Textoalineado">La industrialització tèxtil també va tenir un impacte mediambiental significatiu. L'ús intensiu de màquines de vapor i productes químics en el tractament de teixits va comportar contaminació de l'aire i dels rius a les zones industrials. Aquest aspecte va ser ignorat en el seu moment, però és avui un punt d’estudi i consciència respecte a la sostenibilitat i la necessitat d’un sector tèxtil més respectuós amb el medi ambient.</text:p>
      <text:p text:style-name="Textoalinead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3pt" fo:font-weight="bold" style:font-name-asian="MS Gothic" style:font-size-asian="14pt" style:font-weight-asian="bold" style:font-name-complex="Tahoma" style:font-size-complex="14pt" style:font-weight-complex="bold"/>
    </style:style>
    <style:style style:name="Textoalineado" style:family="paragraph" style:parent-style-name="Standard" style:class="text">
      <style:paragraph-properties fo:margin-left="0.499cm" fo:margin-right="0.499cm" fo:line-height="150%"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M17S</meta:editing-duration>
    <meta:editing-cycles>4</meta:editing-cycles>
    <meta:generator>OpenOffice/4.1.15$Win32 OpenOffice.org_project/4115m2$Build-9813</meta:generator>
    <dc:date>2024-11-04T12:24:36.46</dc:date>
    <dc:creator>Pablo  Rufete</dc:creator>
    <meta:document-statistic meta:table-count="0" meta:image-count="0" meta:object-count="0" meta:page-count="4" meta:paragraph-count="41" meta:word-count="1448" meta:character-count="9148"/>
    <meta:user-defined meta:name="Info 1"/>
    <meta:user-defined meta:name="Info 2"/>
    <meta:user-defined meta:name="Info 3"/>
    <meta:user-defined meta:name="Info 4"/>
  </office:meta>
</office:document-meta>
</file>